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’est la solution posée par l’article 1120 du Code civil. Voir aussi, dans le même sens, art. 2288 C. civ.</text:p>
      <text:p text:style-name="Standard"/>
      <text:p text:style-name="Standard">Cette phrase ne contient pas le mot recherché.</text:p>
      <text:p text:style-name="Standard"><text:line-break/>Cette autre phrase est également un piège.</text:p>
      <text:p text:style-name="Standard"/>
      <text:p text:style-name="Standard">Toutefois, la prise en compte de l’article 1240 al. 1 C. civ. est de nature à changer la donne.</text:p>
      <text:p text:style-name="Standard">C’est aussi le cas de l'article 1140. civ.</text:p>
      <text:p text:style-name="Standard"/>
      <text:p text:style-name="Standard">Ce sont aussi les articles 1 et 349 du Code civil, l’article 39999 C. civ.</text:p>
      <text:p text:style-name="Standard"/>
      <text:p text:style-name="Standard">Articles 3-12, 12-4-6, 14, 15 et 27 C. civ.</text:p>
      <text:p text:style-name="Standard"/>
      <text:p text:style-name="Standard">Art. 1038 et 1289-2 CPC.</text:p>
      <text:p text:style-name="Standard"/>
      <text:p text:style-name="Standard">Art. L. 385-2, R. 343-4 et A421-13 C. assur.</text:p>
      <text:p text:style-name="Standard"/>
      <text:p text:style-name="Standard"/>
      <text:p text:style-name="Standard">Tenir compte des articles L. 611-2 C. com., L. 132-1 C. com. et R. 811-3 du Code de commerce.</text:p>
      <text:p text:style-name="Standard"/>
      <text:p text:style-name="Standard">Articles L. 1111-1 C. trav. et R. 4512-15 du Code du travail.</text:p>
      <text:p text:style-name="Standard"/>
      <text:p text:style-name="Standard">Art. L. 112-1 C. pr. Int. Article L. 331-4 du CPI.</text:p>
      <text:p text:style-name="Standard"/>
      <text:p text:style-name="Standard">Articles 131-4 et 225-7-1 c. pén.</text:p>
      <text:p text:style-name="Standard"/>
      <text:p text:style-name="Standard">Art. 694-4-1 et R57-6-1 CPP.</text:p>
      <text:p text:style-name="Standard"/>
      <text:p text:style-name="Standard">Articles L. 121-14, R. 742-52 C. conso.</text:p>
      <text:p text:style-name="Standard"/>
      <text:p text:style-name="Standard">Articles L. 622-7 et <text:s/>R. 314-7 du CSI.</text:p>
      <text:p text:style-name="Standard"/>
      <text:p text:style-name="Standard">Art. L. 173-8 du CSS.</text:p>
      <text:p text:style-name="Standard"/>
      <text:p text:style-name="Standard">Art. L. 1110-1 du CSP.</text:p>
      <text:p text:style-name="Standard"/>
      <text:p text:style-name="Standard">Articles L. 753-1 et 12 du CESEDA.</text:p>
      <text:p text:style-name="Standard"/>
      <text:p text:style-name="Standard">Les art. L. 1424-71 et L1 CGCT.</text:p>
      <text:p text:style-name="Standard"/>
      <text:p text:style-name="Standard">Art. L. 121-2 CJA.</text:p>
      <text:p text:style-name="Standard"/>
      <text:p text:style-name="Standard">Art. L.124-1 du Code de l'environn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0:56:49</meta:creation-date>
    <dc:language>fr-FR</dc:language>
    <dc:creator>E N</dc:creator>
    <dc:date>2022-08-29T22:05:34</dc:date>
    <meta:editing-cycles>52</meta:editing-cycles>
    <meta:editing-duration>PT14H21M</meta:editing-duration>
    <meta:generator>LibreOffice/7.4.2.3$Linux_X86_64 LibreOffice_project/40$Build-3</meta:generator>
    <meta:document-statistic meta:table-count="0" meta:image-count="0" meta:object-count="0" meta:page-count="1" meta:paragraph-count="22" meta:word-count="202" meta:character-count="1025" meta:non-whitespace-character-count="843"/>
  </office:meta>
</office:document-meta>
</file>